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alk: 0 – 40</text:p>
      <text:p text:style-name="Standard">Idle: 50 – 90</text:p>
      <text:p text:style-name="Standard">Slag 1: 100 – 125</text:p>
      <text:p text:style-name="Standard">Slag 2: 140 – 165</text:p>
      <text:p text:style-name="Standard">Slag 3: 180 – 205</text:p>
      <text:p text:style-name="Standard">Slag 4: 210 – 2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smus Björk</meta:initial-creator>
    <meta:creation-date>2011-05-24T09:22:58</meta:creation-date>
    <dc:date>2011-05-24T09:49:35</dc:date>
    <dc:creator>Rasmus Björk</dc:creator>
    <meta:editing-duration>PT00H26M38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6" meta:word-count="28" meta:character-count="93"/>
  </office:meta>
</office:document-meta>
</file>